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8cm" fo:min-width="0.834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0c0c0" draw:textarea-horizontal-align="center" draw:textarea-vertical-align="middle" draw:start-line-spacing-vertical="-2.3cm"/>
    </style:style>
    <style:style style:name="gr6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5cm" svg:height="5.5cm" svg:x="13.5cm" svg:y="4.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7cm" svg:height="3.004cm" svg:x="3.306cm" svg:y="2.1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67cm" svg:height="0.662cm" svg:x="3.306cm" svg:y="3.271cm">
          <draw:text-box>
            <text:p text:style-name="P2"><text:span text:style-name="T1">Objeto</text:span></text:p>
          </draw:text-box>
        </draw:frame>
        <draw:custom-shape draw:style-name="gr4" draw:text-style-name="P1" draw:layer="layout" svg:width="0.358cm" svg:height="0.385cm" svg:x="3.135cm" svg:y="2.6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7cm" svg:x="4.83cm" svg:y="2.6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58cm" svg:height="0.384cm" svg:x="3.135cm" svg:y="4.17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6" draw:layer="layout" svg:width="0.343cm" svg:height="0.369cm" svg:x="4.83cm" svg:y="4.17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58cm" svg:height="0.385cm" svg:x="3.135cm" svg:y="3.4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69cm" svg:x="4.83cm" svg:y="3.40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" draw:layer="layout" svg:width="0.416cm" svg:height="1.802cm" svg:x="7.182cm" svg:y="6.08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7cm" svg:height="3.004cm" svg:x="9.806cm" svg:y="7.4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67cm" svg:height="0.662cm" svg:x="9.806cm" svg:y="8.571cm">
          <draw:text-box>
            <text:p text:style-name="P2"><text:span text:style-name="T1">Objeto</text:span></text:p>
          </draw:text-box>
        </draw:frame>
        <draw:custom-shape draw:style-name="gr4" draw:text-style-name="P1" draw:layer="layout" svg:width="0.358cm" svg:height="0.385cm" svg:x="9.635cm" svg:y="7.9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7cm" svg:x="11.33cm" svg:y="7.9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5" draw:layer="layout" svg:width="0.2cm" svg:height="0.2cm" svg:x="6.98cm" svg:y="6.8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69cm" svg:x="11.33cm" svg:y="9.47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3" draw:layer="layout" svg:width="0.358cm" svg:height="0.385cm" svg:x="9.635cm" svg:y="8.7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69cm" svg:x="11.33cm" svg:y="8.70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7cm" svg:height="3.004cm" svg:x="9.806cm" svg:y="3.6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67cm" svg:height="0.662cm" svg:x="9.806cm" svg:y="4.771cm">
          <draw:text-box>
            <text:p text:style-name="P2"><text:span text:style-name="T1">Objeto</text:span></text:p>
          </draw:text-box>
        </draw:frame>
        <draw:custom-shape draw:style-name="gr4" draw:text-style-name="P1" draw:id="id2" draw:layer="layout" svg:width="0.358cm" svg:height="0.385cm" svg:x="9.635cm" svg:y="4.1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7cm" svg:x="11.33cm" svg:y="4.1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58cm" svg:height="0.384cm" svg:x="9.635cm" svg:y="5.67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69cm" svg:x="11.33cm" svg:y="5.67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58cm" svg:height="0.385cm" svg:x="9.635cm" svg:y="4.9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69cm" svg:x="11.33cm" svg:y="4.90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7cm" svg:height="3.004cm" svg:x="3.306cm" svg:y="8.9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67cm" svg:height="0.662cm" svg:x="3.306cm" svg:y="10.071cm">
          <draw:text-box>
            <text:p text:style-name="P2"><text:span text:style-name="T1">Objeto</text:span></text:p>
          </draw:text-box>
        </draw:frame>
        <draw:custom-shape draw:style-name="gr4" draw:text-style-name="P1" draw:layer="layout" svg:width="0.358cm" svg:height="0.385cm" svg:x="3.135cm" svg:y="9.4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7cm" svg:x="4.83cm" svg:y="9.4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58cm" svg:height="0.384cm" svg:x="3.135cm" svg:y="10.97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69cm" svg:x="4.83cm" svg:y="10.97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58cm" svg:height="0.385cm" svg:x="3.135cm" svg:y="10.2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4" draw:layer="layout" svg:width="0.343cm" svg:height="0.369cm" svg:x="4.83cm" svg:y="10.20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7cm" svg:height="3.004cm" svg:x="3.306cm" svg:y="5.5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67cm" svg:height="0.662cm" svg:x="3.306cm" svg:y="6.671cm">
          <draw:text-box>
            <text:p text:style-name="P2"><text:span text:style-name="T1">Objeto</text:span></text:p>
          </draw:text-box>
        </draw:frame>
        <draw:custom-shape draw:style-name="gr4" draw:text-style-name="P1" draw:layer="layout" svg:width="0.358cm" svg:height="0.385cm" svg:x="3.135cm" svg:y="6.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7cm" svg:x="4.83cm" svg:y="6.0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58cm" svg:height="0.384cm" svg:x="3.135cm" svg:y="7.57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7" draw:layer="layout" svg:width="0.343cm" svg:height="0.369cm" svg:x="4.83cm" svg:y="7.57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58cm" svg:height="0.385cm" svg:x="3.135cm" svg:y="6.8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43cm" svg:height="0.369cm" svg:x="4.83cm" svg:y="6.80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draw:line-skew="-0.3cm" svg:x1="7.598cm" svg:y1="6.99cm" svg:x2="9.635cm" svg:y2="4.321cm" draw:start-shape="id1" draw:start-glue-point="1" draw:end-shape="id2" draw:end-glue-point="6">
          <text:p text:style-name="P2"/>
        </draw:connector>
        <draw:connector draw:style-name="gr6" draw:text-style-name="P1" draw:layer="layout" draw:type="curve" svg:x1="7.598cm" svg:y1="6.99cm" svg:x2="9.635cm" svg:y2="8.894cm" draw:start-shape="id1" draw:start-glue-point="1" draw:end-shape="id3" draw:end-glue-point="6">
          <text:p text:style-name="P2"/>
        </draw:connector>
        <draw:connector draw:style-name="gr7" draw:text-style-name="P1" draw:layer="layout" draw:type="curve" svg:x1="5.173cm" svg:y1="10.387cm" svg:x2="6.98cm" svg:y2="6.979cm" draw:start-shape="id4" draw:start-glue-point="1" draw:end-shape="id5" draw:end-glue-point="6">
          <text:p text:style-name="P2"/>
        </draw:connector>
        <draw:connector draw:style-name="gr7" draw:text-style-name="P1" draw:layer="layout" draw:type="curve" svg:x1="5.173cm" svg:y1="4.36cm" svg:x2="6.98cm" svg:y2="6.979cm" draw:start-shape="id6" draw:start-glue-point="1" draw:end-shape="id5" draw:end-glue-point="6">
          <text:p text:style-name="P2"/>
        </draw:connector>
        <draw:connector draw:style-name="gr7" draw:text-style-name="P1" draw:layer="layout" draw:type="curve" svg:x1="5.173cm" svg:y1="7.76cm" svg:x2="6.98cm" svg:y2="6.979cm" draw:start-shape="id7" draw:start-glue-point="1" draw:end-shape="id5" draw:end-glue-point="6">
          <text:p text:style-name="P2"/>
        </draw:connector>
        <draw:custom-shape draw:style-name="gr4" draw:text-style-name="P1" draw:layer="layout" svg:width="0.38cm" svg:height="0.38cm" svg:x="14.68cm" svg:y="4.9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8cm" svg:height="0.38cm" svg:x="14.68cm" svg:y="5.9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8" draw:layer="layout" svg:width="0.38cm" svg:height="1.64cm" svg:x="14.682cm" svg:y="7.08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9" draw:layer="layout" svg:width="0.2cm" svg:height="0.2cm" svg:x="14.48cm" svg:y="7.80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3" draw:layer="layout" svg:width="2.348cm" svg:height="0.662cm" svg:x="15.954cm" svg:y="4.837cm">
          <draw:text-box>
            <text:p text:style-name="P2"><text:span text:style-name="T1">Sub-rutina</text:span></text:p>
          </draw:text-box>
        </draw:frame>
        <draw:frame draw:style-name="gr8" draw:text-style-name="P3" draw:layer="layout" svg:width="1.725cm" svg:height="0.662cm" svg:x="15.954cm" svg:y="5.9cm">
          <draw:text-box>
            <text:p text:style-name="P2"><text:span text:style-name="T1">Evento</text:span></text:p>
          </draw:text-box>
        </draw:frame>
        <draw:frame draw:style-name="gr8" draw:text-style-name="P3" draw:layer="layout" svg:width="3.101cm" svg:height="1.073cm" svg:x="15.954cm" svg:y="7.2cm">
          <draw:text-box>
            <text:p text:style-name="P2"><text:span text:style-name="T1">Administrador </text:span></text:p>
            <text:p text:style-name="P2"><text:span text:style-name="T1">de eventos</text:span></text:p>
          </draw:text-box>
        </draw:frame>
        <draw:connector draw:style-name="gr6" draw:text-style-name="P1" draw:layer="layout" draw:type="curve" draw:line-skew="-0.129cm" svg:x1="15.062cm" svg:y1="7.909cm" svg:x2="16.046cm" svg:y2="7.52cm" draw:start-shape="id8" draw:start-glue-point="1">
          <text:p text:style-name="P2"/>
        </draw:connector>
        <draw:connector draw:style-name="gr7" draw:text-style-name="P1" draw:layer="layout" draw:type="curve" svg:x1="13.8cm" svg:y1="8.418cm" svg:x2="14.48cm" svg:y2="7.908cm" draw:end-shape="id9" draw:end-glue-point="6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27T11:07:40</meta:creation-date>
    <dc:date>2007-09-27T11:51:53</dc:date>
    <dc:language>es-AR</dc:language>
    <meta:editing-cycles>4</meta:editing-cycles>
    <meta:editing-duration>PT5M58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